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3.429cm" svg:x="8.62cm" svg:y="15.0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9.59cm" svg:height="13.462cm" svg:x="1cm" svg:y="1cm">
          <text:p text:style-name="P1">Spring Boot Applic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88cm" svg:height="5.334cm" svg:x="1.762cm" svg:y="1.889cm">
          <text:p text:style-name="P1">Jersey Resource</text:p>
          <text:p text:style-name="P1">AddressAp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207cm" svg:height="5.207cm" svg:x="14.589cm" svg:y="1.635cm">
          <text:p text:style-name="P1">JWT</text:p>
          <text:p text:style-name="P1">Security 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5.461cm" svg:x="1.889cm" svg:y="8.112cm">
          <text:p text:style-name="P1">AddressServi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715cm" svg:height="5.715cm" svg:x="7.985cm" svg:y="4.556cm">
          <text:p text:style-name="P1">Address</text:p>
          <text:p text:style-name="P1">E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15cm" svg:height="5.588cm" svg:x="14.081cm" svg:y="7.985cm">
          <text:p text:style-name="P1">Spring Data JPA</text:p>
          <text:p text:style-name="P1">Address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ng Pak</meta:initial-creator>
    <meta:creation-date>2020-03-05T18:08:35.97</meta:creation-date>
    <dc:date>2020-03-05T20:36:36.18</dc:date>
    <dc:creator>Dong Pak</dc:creator>
    <meta:editing-duration>PT2H12M50S</meta:editing-duration>
    <meta:editing-cycles>1</meta:editing-cycles>
    <meta:document-statistic meta:object-count="7"/>
    <meta:generator>OpenOffice/4.1.7$Win32 OpenOffice.org_project/417m1$Build-9800</meta:generator>
  </office:meta>
</office:document-meta>
</file>